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text-properties fo:language="en" fo:country="US" fo:font-weight="bold" style:font-weight-asian="bold"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use-window-font-color="true" fo:font-size="10pt" fo:language="zxx" fo:country="none" style:font-size-asian="10pt" style:font-size-complex="10pt"/>
    </style:style>
    <style:style style:name="P6" style:family="paragraph" style:parent-style-name="Standard" style:list-style-name="L1">
      <style:text-properties fo:language="en" fo:country="US"/>
    </style:style>
    <style:style style:name="P7" style:family="paragraph" style:parent-style-name="Standard" style:list-style-name="L1">
      <style:paragraph-properties fo:text-align="center" style:justify-single-word="false"/>
      <style:text-properties fo:language="en" fo:country="US"/>
    </style:style>
    <style:style style:name="P8" style:family="paragraph" style:parent-style-name="Standard" style:list-style-name="L2">
      <style:paragraph-properties fo:text-align="justify" style:justify-single-word="false"/>
      <style:text-properties fo:language="en" fo:country="US"/>
    </style:style>
    <style:style style:name="P9" style:family="paragraph" style:parent-style-name="Standard">
      <style:paragraph-properties fo:text-align="justify" style:justify-single-word="false"/>
      <style:text-properties fo:color="#2b91af" fo:language="en" fo:country="US"/>
    </style:style>
    <style:style style:name="P10" style:family="paragraph" style:parent-style-name="Standard">
      <style:paragraph-properties style:text-autospace="none"/>
      <style:text-properties style:use-window-font-color="true" fo:font-size="10pt" fo:language="zxx" fo:country="none" style:font-size-asian="10pt" style:font-size-complex="10pt"/>
    </style:style>
    <style:style style:name="T1" style:family="text">
      <style:text-properties fo:color="#2b91af" fo:font-size="10pt" fo:language="zxx" fo:country="none" style:font-size-asian="10pt" style:font-size-complex="10pt"/>
    </style:style>
    <style:style style:name="T2" style:family="text">
      <style:text-properties fo:color="#0000ff" fo:font-size="10pt" fo:language="zxx" fo:country="none" style:font-size-asian="10pt" style:font-size-complex="10pt"/>
    </style:style>
    <style:style style:name="T3" style:family="text">
      <style:text-properties style:use-window-font-color="true" fo:font-size="10pt" fo:language="zxx" fo:country="none"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gin documentation</text:p>
      <text:p text:style-name="P1"/>
      <text:p text:style-name="P1">Plugins in NaroCAD try to extend the factories that provide functionality.</text:p>
      <text:p text:style-name="P1"/>
      <text:p text:style-name="P1">Factories that can be extended:</text:p>
      <text:p text:style-name="P1">InterpretersFactory – store persistent data to shapes </text:p>
      <text:p text:style-name="P1">FunctiionFactory – keeps creation of shapes in a consistent manner based by dependencies</text:p>
      <text:p text:style-name="P1">DescriptorsFactory – Stores Property grid tab mapping</text:p>
      <text:p text:style-name="P1">ActionGraph – composite factory from Inputs and Actions</text:p>
      <text:p text:style-name="P1"/>
      <text:p text:style-name="P1">Understanding inputs and actions:</text:p>
      <text:p text:style-name="P1"/>
      <text:p text:style-name="P1">Inputs are equivalent with OS services. When you will think to extend NaroCAD you will have to think how to add an action and what it does. </text:p>
      <text:p text:style-name="P1"/>
      <text:p text:style-name="P1">This tutorial will focus how to create a shape, which we will name it: RingSphere, which in fact will be created as a combination between a Torus shape and a Sphere.</text:p>
      <text:p text:style-name="P1"/>
      <text:p text:style-name="P1">NaroCAD layers to define a shape:</text:p>
      <text:list xml:id="list43300789" text:style-name="L1">
        <text:list-item>
          <text:p text:style-name="P6">Persistence layer: stores data in a tree based form.</text:p>
        </text:list-item>
        <text:list-item>
          <text:p text:style-name="P6">OpenCascade Function layer: can be create easier an integrated OpenCascade based shapes which will work on top of Persistence layer</text:p>
        </text:list-item>
        <text:list-item>
          <text:p text:style-name="P6">Property Grid Layer: it is created on top of Function layer, it permits to edit shapes/interpreters using a Property Grid control.</text:p>
        </text:list-item>
        <text:list-item>
          <text:p text:style-name="P6">Actions level: high level layer that connects a service based code</text:p>
        </text:list-item>
        <text:list-item>
          <text:p text:style-name="P6">MetaAction Level: “step based actions with command line support” It is a specific kind of actions that have a lot of Actions level more compact and with full features like: selection from tree, command line support, and so on</text:p>
        </text:list-item>
      </text:list>
      <text:p text:style-name="P1"/>
      <text:p text:style-name="P1"><text:s/></text:p>
      <text:list xml:id="list43361269" text:continue-numbering="true" text:style-name="L1">
        <text:list-header>
          <text:p text:style-name="P7">Persistence Layer: Node, Interpreter, Document</text:p>
        </text:list-header>
      </text:list>
      <text:p text:style-name="P2"/>
      <text:p text:style-name="P2">All internal data in NaroCAD is stored in a tree based structure Document. So if you will get access to a document you will get access to the internal data of NaroCAD. Because this code is fairly complex, you have access on higher layers of code. </text:p>
      <text:p text:style-name="P2">What does Document class? </text:p>
      <text:p text:style-name="P2">It manage in a similar with a database fashion the constructions of things that are in scene. The most <text:s/>important methods and properties are:</text:p>
      <text:p text:style-name="P2">Transact() - used before any change will happen in your scene. You can think to it as a “restore point”. Look later for Revert code</text:p>
      <text:p text:style-name="P2">Commit(string reason) – will save the current state with all changes from the Transact call. If no previous Transact call was done, the state of the document will return to the state of previous Transact...Commit pair</text:p>
      <text:p text:style-name="P2">Revert(): returns the code to the last Transact call (if exists).</text:p>
      <text:p text:style-name="P2">Undo: apply the states of the previous Transact...Commit code</text:p>
      <text:p text:style-name="P2"/>
      <text:p text:style-name="P2">The document life-cycle is doing by changing the tree-data can be accessed.</text:p>
      <text:p text:style-name="P2"/>
      <text:p text:style-name="P2">Interpreters are custom data that are defined as custom data. They need to be defined by doing two steps:</text:p>
      <text:list xml:id="list43311080" text:style-name="L2">
        <text:list-item>
          <text:p text:style-name="P8">implement the AttributeInterpreterBase class based by implementing Serialize and Deserialize methods</text:p>
        </text:list-item>
        <text:list-item>
          <text:p text:style-name="P8"><text:soft-page-break/>register them as AttributeInterpreterFactory.Register&lt;ClassName&gt;();</text:p>
        </text:list-item>
      </text:list>
      <text:p text:style-name="P2"/>
      <text:p text:style-name="P3">How to write a plugin?</text:p>
      <text:p text:style-name="P2">You should define the following classes:</text:p>
      <text:p text:style-name="P9"/>
      <text:p text:style-name="P2"><text:span text:style-name="T2">public</text:span><text:span text:style-name="T3"> </text:span><text:span text:style-name="T2">interface</text:span><text:span text:style-name="T3"> </text:span><text:span text:style-name="T1">IPluginAttributeBase</text:span></text:p>
      <text:p text:style-name="P5">{</text:p>
      <text:p text:style-name="P4"><text:span text:style-name="T3"><text:s text:c="8"/></text:span><text:span text:style-name="T2">void</text:span><text:span text:style-name="T3"> Register(</text:span><text:span text:style-name="T1">AttributeInterpreterFactory</text:span><text:span text:style-name="T3"> attributeInterpreterFactory);</text:span></text:p>
      <text:p text:style-name="P5">}</text:p>
      <text:p text:style-name="P2"><text:span text:style-name="T2">public</text:span><text:span text:style-name="T3"> </text:span><text:span text:style-name="T2">interface</text:span><text:span text:style-name="T3"> </text:span><text:span text:style-name="T1">IPluginFunctionBase</text:span></text:p>
      <text:p text:style-name="P5">{</text:p>
      <text:p text:style-name="P4"><text:span text:style-name="T3"><text:s text:c="8"/></text:span><text:span text:style-name="T2">void</text:span><text:span text:style-name="T3"> Register();</text:span></text:p>
      <text:p text:style-name="P5">}</text:p>
      <text:p text:style-name="P4"><text:span text:style-name="T2">public</text:span><text:span text:style-name="T3"> </text:span><text:span text:style-name="T2">interface</text:span><text:span text:style-name="T3"> </text:span><text:span text:style-name="T1">IPluginModifierBase</text:span></text:p>
      <text:p text:style-name="P5">{</text:p>
      <text:p text:style-name="P4"><text:span text:style-name="T3"><text:s text:c="8"/></text:span><text:span text:style-name="T2">void</text:span><text:span text:style-name="T3"> Register(</text:span><text:span text:style-name="T1">ActionsGraph</text:span><text:span text:style-name="T3"> actionsGraph);</text:span></text:p>
      <text:p text:style-name="P5">}</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3T14:16:02.91</meta:creation-date>
    <dc:date>2010-10-25T23:24:50.38</dc:date>
    <meta:editing-duration>PT20H13M48S</meta:editing-duration>
    <meta:editing-cycles>7</meta:editing-cycles>
    <meta:generator>OpenOffice.org/3.2$Win32 OpenOffice.org_project/320m18$Build-9502</meta:generator>
    <meta:document-statistic meta:table-count="0" meta:image-count="0" meta:object-count="0" meta:page-count="2" meta:paragraph-count="43" meta:word-count="471" meta:character-count="2969"/>
  </office:meta>
</office:document-meta>
</file>